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1">
      <style:paragraph-properties fo:margin-top="0in" fo:margin-bottom="0.1965in" loext:contextual-spacing="false"/>
    </style:style>
    <style:style style:name="P6" style:family="paragraph" style:parent-style-name="Preformatted_20_Text" style:list-style-name="L2">
      <style:paragraph-properties fo:margin-top="0in" fo:margin-bottom="0.1965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ting a new SSH key and adding it to the ssh-agent</text:h>
      <text:p text:style-name="Text_20_body"><text:a xlink:type="simple" xlink:href="https://help.github.com/en/enterprise/2.16/user/articles/generating-a-new-ssh-key-and-adding-it-to-the-ssh-agent#" office:target-frame-name="_blank" xlink:show="new" text:style-name="Internet_20_link" text:visited-style-name="Visited_20_Internet_20_Link">Mac</text:a> <text:a xlink:type="simple" xlink:href="https://help.github.com/en/enterprise/2.16/user/articles/generating-a-new-ssh-key-and-adding-it-to-the-ssh-agent#" office:target-frame-name="_blank" xlink:show="new" text:style-name="Internet_20_link" text:visited-style-name="Visited_20_Internet_20_Link">Windows</text:a> <text:a xlink:type="simple" xlink:href="https://help.github.com/en/enterprise/2.16/user/articles/generating-a-new-ssh-key-and-adding-it-to-the-ssh-agent#" office:target-frame-name="_blank" xlink:show="new" text:style-name="Internet_20_link" text:visited-style-name="Visited_20_Internet_20_Link">Linux</text:a> <text:a xlink:type="simple" xlink:href="https://help.github.com/en/enterprise/2.16/user/articles/generating-a-new-ssh-key-and-adding-it-to-the-ssh-agent#" office:target-frame-name="_blank" xlink:show="new" text:style-name="Internet_20_link" text:visited-style-name="Visited_20_Internet_20_Link">All</text:a> </text:p>
      <text:p text:style-name="Text_20_body">After you've checked for existing SSH keys, you can generate a new SSH key to use for authentication, then add it to the ssh-agent.</text:p>
      <text:p text:style-name="Text_20_body">If you don't already have an SSH key, you must <text:a xlink:type="simple" xlink:href="https://help.github.com/en/enterprise/2.16/user/articles/generating-a-new-ssh-key-and-adding-it-to-the-ssh-agent#generating-a-new-ssh-key" office:target-frame-name="_blank" xlink:show="new" text:style-name="Internet_20_link" text:visited-style-name="Visited_20_Internet_20_Link">generate a new SSH key</text:a>. If you're unsure whether you already have an SSH key, check for <text:a xlink:type="simple" xlink:href="https://help.github.com/en/enterprise/2.16/user/articles/checking-for-existing-ssh-keys" office:target-frame-name="_blank" xlink:show="new" text:style-name="Internet_20_link" text:visited-style-name="Visited_20_Internet_20_Link">existing keys</text:a>.</text:p>
      <text:p text:style-name="Text_20_body">If you don't want to reenter your passphrase every time you use your SSH key, you can <text:a xlink:type="simple" xlink:href="https://help.github.com/en/enterprise/2.16/user/articles/generating-a-new-ssh-key-and-adding-it-to-the-ssh-agent#adding-your-ssh-key-to-the-ssh-agent" office:target-frame-name="_blank" xlink:show="new" text:style-name="Internet_20_link" text:visited-style-name="Visited_20_Internet_20_Link">add your key to the SSH agent</text:a>, which manages your SSH keys and remembers your passphrase.</text:p>
      <text:h text:style-name="Heading_20_3" text:outline-level="3"><text:bookmark text:name="m_7655286294846001959gmail-generating-a-new-ssh-key"/><text:a xlink:type="simple" xlink:href="https://help.github.com/en/enterprise/2.16/user/articles/generating-a-new-ssh-key-and-adding-it-to-the-ssh-agent#generating-a-new-ssh-key" office:target-frame-name="_blank" xlink:show="new" text:style-name="Internet_20_link" text:visited-style-name="Visited_20_Internet_20_Link">Generating a new SSH key</text:a></text:h>
      <text:list xml:id="list1940910789" text:style-name="L1">
        <text:list-item>
          <text:p text:style-name="P1">Open Terminal.</text:p>
        </text:list-item>
        <text:list-item>
          <text:p text:style-name="P1">Paste the text below, substituting in your GitHub Enterprise email address.</text:p>
          <text:p text:style-name="P5"><text:span text:style-name="Source_20_Text">$ ssh-keygen -t rsa -b 4096 -C "</text:span><text:a xlink:type="simple" xlink:href="mailto:your_email@example.com" office:target-frame-name="_blank" xlink:show="new" text:style-name="Internet_20_link" text:visited-style-name="Visited_20_Internet_20_Link"><text:span text:style-name="Source_20_Text"><text:span text:style-name="Emphasis">your_email@example.com</text:span></text:span></text:a><text:span text:style-name="Source_20_Text">"</text:span></text:p>
          <text:p text:style-name="P1">This creates a new ssh key, using the provided email as a label.</text:p>
          <text:p text:style-name="P5"><text:span text:style-name="Source_20_Text">&gt; Generating public/private rsa key pair.</text:span></text:p>
        </text:list-item>
        <text:list-item>
          <text:p text:style-name="P1">When you're prompted to "Enter a file in which to save the key," press Enter. This accepts the default file location.</text:p>
          <text:p text:style-name="P5"><text:span text:style-name="Source_20_Text">&gt; Enter a file in which to save the key (/home/</text:span><text:span text:style-name="Source_20_Text"><text:span text:style-name="Emphasis">you</text:span></text:span><text:span text:style-name="Source_20_Text">/.ssh/id_rsa): </text:span><text:span text:style-name="Source_20_Text"><text:span text:style-name="Emphasis">[Press enter]</text:span></text:span></text:p>
        </text:list-item>
        <text:list-item>
          <text:p text:style-name="P1">At the prompt, type a secure passphrase. For more information, see <text:a xlink:type="simple" xlink:href="https://help.github.com/en/enterprise/2.16/user/articles/working-with-ssh-key-passphrases" office:target-frame-name="_blank" xlink:show="new" text:style-name="Internet_20_link" text:visited-style-name="Visited_20_Internet_20_Link">"Working with SSH key passphrases"</text:a>.</text:p>
          <text:p text:style-name="P3"><text:span text:style-name="Source_20_Text">&gt; Enter passphrase (empty for no passphrase): </text:span><text:span text:style-name="Source_20_Text"><text:span text:style-name="Emphasis">[Type a passphrase]</text:span></text:span></text:p>
          <text:p text:style-name="P5"><text:span text:style-name="Source_20_Text">&gt; Enter same passphrase again: </text:span><text:span text:style-name="Source_20_Text"><text:span text:style-name="Emphasis">[Type passphrase again]</text:span></text:span></text:p>
        </text:list-item>
      </text:list>
      <text:h text:style-name="Heading_20_3" text:outline-level="3"><text:bookmark text:name="m_7655286294846001959gmail-adding-your-ssh-key-to-the-ssh-agent"/><text:a xlink:type="simple" xlink:href="https://help.github.com/en/enterprise/2.16/user/articles/generating-a-new-ssh-key-and-adding-it-to-the-ssh-agent#adding-your-ssh-key-to-the-ssh-agent" office:target-frame-name="_blank" xlink:show="new" text:style-name="Internet_20_link" text:visited-style-name="Visited_20_Internet_20_Link">Adding your SSH key to the ssh-agent</text:a></text:h>
      <text:p text:style-name="Text_20_body">Before adding a new SSH key to the ssh-agent to manage your keys, you should have <text:a xlink:type="simple" xlink:href="https://help.github.com/en/enterprise/2.16/user/articles/checking-for-existing-ssh-keys" office:target-frame-name="_blank" xlink:show="new" text:style-name="Internet_20_link" text:visited-style-name="Visited_20_Internet_20_Link">checked for existing SSH keys</text:a> and <text:a xlink:type="simple" xlink:href="https://help.github.com/en/enterprise/2.16/user/articles/generating-a-new-ssh-key-and-adding-it-to-the-ssh-agent#generating-a-new-ssh-key" office:target-frame-name="_blank" xlink:show="new" text:style-name="Internet_20_link" text:visited-style-name="Visited_20_Internet_20_Link">generated a new SSH key</text:a>. </text:p>
      <text:list xml:id="list3127277672" text:style-name="L2">
        <text:list-item>
          <text:p text:style-name="P2">Start the ssh-agent in the background.</text:p>
          <text:p text:style-name="P4"><text:span text:style-name="Source_20_Text">$ eval "$(ssh-agent -s)"</text:span></text:p>
          <text:p text:style-name="P6"><text:span text:style-name="Source_20_Text">&gt; Agent pid 59566</text:span></text:p>
        </text:list-item>
        <text:list-item>
          <text:p text:style-name="P2"><text:soft-page-break/>Add your SSH private key to the ssh-agent. If you created your key with a different name, or if you are adding an existing key that has a different name, replace <text:span text:style-name="Emphasis">id_rsa</text:span> in the command with the name of your private key file.</text:p>
          <text:p text:style-name="P6"><text:span text:style-name="Source_20_Text">$ ssh-add ~/.ssh/id_rsa</text:span></text:p>
        </text:list-item>
        <text:list-item>
          <text:p text:style-name="P2"><text:a xlink:type="simple" xlink:href="https://help.github.com/en/enterprise/2.16/user/articles/adding-a-new-ssh-key-to-your-github-account" office:target-frame-name="_blank" xlink:show="new" text:style-name="Internet_20_link" text:visited-style-name="Visited_20_Internet_20_Link">Add the SSH key to your GitHub account</text:a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4:18:34.238225988</meta:creation-date>
    <dc:date>2019-05-16T14:19:07.112084884</dc:date>
    <meta:editing-duration>PT35S</meta:editing-duration>
    <meta:editing-cycles>1</meta:editing-cycles>
    <meta:document-statistic meta:table-count="0" meta:image-count="0" meta:object-count="0" meta:page-count="2" meta:paragraph-count="24" meta:word-count="323" meta:character-count="1776" meta:non-whitespace-character-count="1482"/>
    <meta:generator>LibreOffice/6.0.7.3$Linux_X86_64 LibreOffice_project/00m0$Build-3</meta:generator>
  </office:meta>
</office:document-meta>
</file>